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000000780000002AD3AA6FB1B36CDE70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nux Libertine O" svg:font-family="'Linux Libertine O'"/>
    <style:font-face style:name="Lohit Devanagari1" svg:font-family="'Lohit Devanagari'"/>
    <style:font-face style:name="Bitstream Vera Sans" svg:font-family="'Bitstream Vera Sans'" style:font-family-generic="swiss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{{ my_map | image }}" text:anchor-type="paragraph" svg:width="170mm" svg:height="60.64mm" draw:z-index="0"><draw:image xlink:href="Pictures/1000020000000780000002AD3AA6FB1B36CDE70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nux Libertine O" svg:font-family="'Linux Libertine O'"/>
    <style:font-face style:name="Lohit Devanagari1" svg:font-family="'Lohit Devanagari'"/>
    <style:font-face style:name="Bitstream Vera Sans" svg:font-family="'Bitstream Vera Sans'" style:font-family-generic="swiss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nux Libertine O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nux Libertine O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Bitstream Vera Sans" fo:font-family="'Bitstream Vera Sans'" style:font-family-generic="swiss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name="Bitstream Vera Sans" fo:font-family="'Bitstream Vera Sans'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style:font-name="Bitstream Vera Sans" fo:font-family="'Bitstream Vera Sans'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Bitstream Vera Sans" fo:font-family="'Bitstream Vera Sans'" style:font-family-generic="swiss" style:font-size-asian="12pt" style:font-name-complex="Lohit Devanagari1" style:font-family-complex="'Lohit Devanagari'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lien Enselme</meta:initial-creator>
    <meta:creation-date>2016-02-17T19:53:58.923838593</meta:creation-date>
    <meta:generator>LibreOffice/5.0.5.2$Linux_X86_64 LibreOffice_project/00$Build-2</meta:generator>
    <dc:date>2016-02-17T20:00:56.292913132</dc:date>
    <dc:creator>Julien Enselme</dc:creator>
    <meta:editing-duration>PT6M57S</meta:editing-duration>
    <meta:editing-cycles>2</meta:editing-cycles>
    <meta:document-statistic meta:table-count="0" meta:image-count="1" meta:object-count="0" meta:page-count="1" meta:paragraph-count="0" meta:word-count="0" meta:character-count="0" meta:non-whitespace-character-count="0"/>
  </office:meta>
</office:document-meta>
</file>